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7000001CEDC13BFD24565FA8F.png" manifest:media-type="image/png"/>
  <manifest:file-entry manifest:full-path="Pictures/100077ED00003F9A00002FBACB23C08164DBE06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vertical-align="middle" draw:auto-grow-height="false" fo:min-height="0.46cm" fo:min-width="0cm" fo:wrap-option="wrap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81cm" svg:height="12.217cm" svg:x="0cm" svg:y="0cm">
          <draw:image xlink:href="Pictures/100077ED00003F9A00002FBACB23C08164DBE06A.svg" xlink:type="simple" xlink:show="embed" xlink:actuate="onLoad" draw:mime-type="image/svg+xml">
            <text:p/>
          </draw:image>
          <draw:image xlink:href="Pictures/1000000100000267000001CEDC13BFD24565FA8F.png" xlink:type="simple" xlink:show="embed" xlink:actuate="onLoad" draw:mime-type="image/png"/>
        </draw:frame>
        <draw:custom-shape draw:style-name="gr2" draw:text-style-name="P1" draw:layer="layout" svg:width="0.25cm" svg:height="0.748cm" draw:transform="skewX (0.0413643032722656) rotate (-1.54287105876299) translate (5.118cm 2.0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25cm" svg:height="0.748cm" draw:transform="skewX (0.0413643032722656) rotate (-1.54287105876299) translate (8.775cm 2.0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85cm" fo:margin-bottom="0.585cm" fo:margin-left="0.585cm" fo:margin-right="0.585cm" fo:page-width="16.282cm" fo:page-height="12.2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6T14:28:55.082550895</dc:date>
    <meta:editing-duration>PT25S</meta:editing-duration>
    <meta:editing-cycles>2</meta:editing-cycles>
    <meta:generator>LibreOffice/7.3.6.2$Linux_X86_64 LibreOffice_project/30$Build-2</meta:generator>
    <meta:document-statistic meta:object-count="3"/>
  </office:meta>
</office:document-meta>
</file>